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Bookman" svg:font-family="Bookman, 'Bookman Old Styl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style:font-name="Times New Roman" fo:language="pl" fo:country="PL" style:font-name-complex="Times New Roman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imes New Roman" fo:language="pl" fo:country="PL" fo:font-weight="bold" style:font-weight-asian="bold" style:font-name-complex="Times New Roman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style:font-name="Times New Roman" fo:language="pl" fo:country="PL" fo:font-style="normal" officeooo:rsid="0011c3a0" officeooo:paragraph-rsid="0011c3a0" style:font-style-asian="normal" style:font-name-complex="Times New Roman" style:font-style-complex="normal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pl" fo:country="PL" fo:font-weight="bold" style:font-size-asian="14pt" style:font-weight-asian="bold" style:font-name-complex="Times New Roman" style:font-size-complex="14pt" style:font-weight-complex="bold"/>
    </style:style>
    <style:style style:name="P6" style:family="paragraph" style:parent-style-name="Standard">
      <style:paragraph-properties fo:margin-left="0cm" fo:margin-right="-0.377cm" fo:line-height="150%" fo:text-align="justify" style:justify-single-word="false" fo:text-indent="0cm" style:auto-text-indent="false"/>
      <style:text-properties fo:color="#000000" style:font-name="Times New Roman" fo:language="pl" fo:country="PL" style:font-name-complex="Times New Roman"/>
    </style:style>
    <style:style style:name="P7" style:family="paragraph" style:parent-style-name="Text_20_body">
      <style:paragraph-properties fo:line-height="150%"/>
      <style:text-properties fo:color="#000000" style:font-name="Times New Roman" fo:language="pl" fo:country="PL" style:font-name-complex="Times New Roman"/>
    </style:style>
    <style:style style:name="P8" style:family="paragraph" style:parent-style-name="Standard" style:master-page-name="Standard">
      <style:paragraph-properties fo:line-height="150%" style:page-number="auto">
        <style:tab-stops>
          <style:tab-stop style:position="15.875cm" style:type="right"/>
        </style:tab-stops>
      </style:paragraph-properties>
      <style:text-properties fo:color="#000000" style:font-name="Times New Roman" fo:language="pl" fo:country="PL" fo:font-style="italic" style:font-style-asian="italic" style:font-name-complex="Times New Roman" style:font-style-complex="italic"/>
    </style:style>
    <style:style style:name="P9" style:family="paragraph" style:parent-style-name="Standard">
      <style:paragraph-properties fo:margin-left="0cm" fo:margin-right="-0.377cm" fo:line-height="150%" fo:text-align="justify" style:justify-single-word="false" fo:text-indent="0cm" style:auto-text-indent="false"/>
      <style:text-properties fo:color="#000000" style:font-name="Times New Roman" fo:language="pl" fo:country="PL" style:font-name-complex="Times New Roman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Times New Roman" fo:language="pl" fo:country="PL" style:font-name-complex="Times New Roman" style:font-weight-complex="bold"/>
    </style:style>
    <style:style style:name="P11" style:family="paragraph" style:parent-style-name="Standard" style:list-style-name="WW8Num1">
      <style:paragraph-properties fo:line-height="150%" fo:text-align="justify" style:justify-single-word="false"/>
      <style:text-properties fo:color="#000000" style:font-name="Times New Roman" fo:language="pl" fo:country="PL" style:font-name-complex="Times New Roman" style:font-weight-complex="bold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018cm" style:auto-text-indent="false"/>
      <style:text-properties fo:color="#000000" style:font-name="Times New Roman" fo:language="pl" fo:country="PL" fo:font-style="italic" officeooo:rsid="000a152c" officeooo:paragraph-rsid="0011c3a0" style:font-style-asian="italic" style:font-name-complex="Times New Roman" style:font-weight-complex="bold"/>
    </style:style>
    <style:style style:name="T1" style:family="text">
      <style:text-properties fo:color="#000000" style:font-name="Times New Roman" fo:language="pl" fo:country="PL" style:font-name-complex="Times New Roman" style:font-weight-complex="bold"/>
    </style:style>
    <style:style style:name="T2" style:family="text">
      <style:text-properties fo:color="#000000" style:font-name="Times New Roman" fo:language="pl" fo:country="PL" officeooo:rsid="0011c3a0" style:font-name-complex="Times New Roman" style:font-weight-complex="bold"/>
    </style:style>
    <style:style style:name="T3" style:family="text">
      <style:text-properties fo:color="#000000" style:font-name="Times New Roman" fo:language="pl" fo:country="PL" fo:font-weight="bold" style:font-weight-asian="bold" style:font-name-complex="Times New Roman" style:font-weight-complex="bold"/>
    </style:style>
    <style:style style:name="T4" style:family="text">
      <style:text-properties fo:color="#000000" style:font-name="Times New Roman" fo:font-size="9pt" fo:language="pl" fo:country="PL" fo:font-style="italic" style:font-size-asian="9pt" style:font-style-asian="italic" style:font-name-complex="Times New Roman" style:font-size-complex="9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tab/></text:p>
      <text:p text:style-name="P6">Wydział Fizyki <text:tab/><text:tab/><text:tab/><text:tab/><text:tab/><text:tab/> <text:s text:c="7"/>Warszawa, dnia ....................</text:p>
      <text:p text:style-name="P6">Politechniki Warszawskiej</text:p>
      <text:p text:style-name="P3"/>
      <text:p text:style-name="P3"/>
      <text:p text:style-name="P5">OŚWIADCZENIE</text:p>
      <text:p text:style-name="P3"/>
      <text:p text:style-name="P2">Ja, niżej podpisany:</text:p>
      <text:p text:style-name="P4">Mateusz Gałażyn, 227143</text:p>
      <text:p text:style-name="P2">student Wydziału Fizyki Politechniki Warszawskiej, świadomy/a odpowiedzialności prawnej oświadczam, że przedłożoną do obrony pracę dyplomową inżynierską/magisterską pt.:</text:p>
      <text:p text:style-name="P12">Calculation of predictions for non-identical particle correlations in heavy ions collisions at LHC energies from hydrodynamics-inspired models</text:p>
      <text:p text:style-name="P1"><text:span text:style-name="T1">wykonałem samodzielnie pod kierunkiem </text:span><text:span text:style-name="T2">dr hab.inż. Adama Kisiela, prof. PW</text:span></text:p>
      <text:p text:style-name="P2"/>
      <text:p text:style-name="P2">Jednocześnie oświadczam, że ww. praca:</text:p>
      <text:list xml:id="list6797746953234459289" text:style-name="WW8Num1">
        <text:list-item>
          <text:p text:style-name="P11">nie narusza praw autorskich w rozumieniu ustawy z dnia 4 lutego 1994 o prawie autorskim i prawach pokrewnych, oraz dóbr osobistych chronionych prawem cywilnym, </text:p>
        </text:list-item>
        <text:list-item>
          <text:p text:style-name="P11">nie zawiera danych i informacji uzyskanych w sposób niezgodny z obowiązującymi przepisami,</text:p>
        </text:list-item>
        <text:list-item>
          <text:p text:style-name="P11">nie była wcześniej przedmiotem procedur związanych z uzyskaniem dyplomu lub tytułu zawodowego w wyższej uczelni.</text:p>
        </text:list-item>
      </text:list>
      <text:p text:style-name="P2"/>
      <text:p text:style-name="P2">Oświadczam także, że treść pracy zapisanej na przekazanym nośniku elektronicznym jest zgodna z treścią zawartą w wydrukowanej wersji niniejszej pracy dyplomowej.</text:p>
      <text:p text:style-name="P2"/>
      <text:p text:style-name="P2"/>
      <text:p text:style-name="P2"/>
      <text:p text:style-name="P2"><text:tab/><text:tab/><text:tab/><text:tab/><text:tab/><text:tab/><text:tab/><text:tab/><text:tab/>.............................</text:p>
      <text:p text:style-name="P1"><text:span text:style-name="T1"><text:tab/><text:tab/><text:tab/><text:tab/><text:tab/><text:tab/><text:tab/><text:tab/><text:tab/> <text:s text:c="3"/></text:span><text:span text:style-name="T4">(podpis studenta)</text:span><text:span text:style-name="T3"> 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Bookman" svg:font-family="Bookman, 'Bookman Old Style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Microsoft Ya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l" fo:country="PL" style:font-name-asian="Microsoft Ya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writing-mode="lr-tb"/>
      <style:text-properties fo:color="#000000" style:font-name="Bookman" fo:font-family="Bookman, 'Bookman Old Style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Bookman" style:font-family-complex="Bookman, 'Bookman Old Style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cm" style:contextual-spacing="false" style:line-height-at-least="0.494cm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omyślna_20_czcionka_20_akapitu" style:display-name="Domyślna czcionka akapitu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zyka</meta:initial-creator>
    <meta:creation-date>2012-06-28T14:10:00</meta:creation-date>
    <dc:date>2014-12-09T00:39:16.467892511</dc:date>
    <meta:print-date>2012-06-28T15:27:00</meta:print-date>
    <meta:editing-cycles>8</meta:editing-cycles>
    <meta:editing-duration>PT19M</meta:editing-duration>
    <meta:generator>LibreOffice/4.2.7.2$Linux_X86_64 LibreOffice_project/420m0$Build-2</meta:generator>
    <meta:document-statistic meta:table-count="0" meta:image-count="0" meta:object-count="0" meta:page-count="1" meta:paragraph-count="16" meta:word-count="141" meta:character-count="1162" meta:non-whitespace-character-count="1000"/>
  </office:meta>
</office:document-meta>
</file>